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DElementTraverser.traverseGlobal( Element elmDecl , XSDocumentInfo schemaDoc , SchemaGrammar gramm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DElementTraverser.traverseLocal( Element elmDecl , XSDocumentInfo schemaDoc , SchemaGrammar grammar , int allContextFlags , XSObject par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XSDElementTraverser.traverseLocal( XSParticleDecl particle , Element elmDecl , XSDocumentInfo schemaDoc , SchemaGrammar grammar , int allContextFlags , XSObject parent , String [ ] localNSDecl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XSDElementTraverser.XSDElementTraverser( XSDHandler handler , XSAttributeChecker gAttrChe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DElementTraverser.reset( SymbolTable symbolTable , boolean validateAnnotations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DElementTraverser.traverseNamedElement( Element elmDecl , Object [ ] attrValues , XSDocumentInfo schemaDoc , SchemaGrammar grammar , boolean isGlobal , XSObject parent )</text:p>
          </table:table-cell>
          <table:table-cell office:value-type="float" office:value="58">
            <text:p text:style-name="Table_20_Contents">58</text:p>
          </table:table-cell>
          <table:table-cell office:value-type="float" office:value="59">
            <text:p text:style-name="Table_20_Contents">59</text:p>
          </table:table-cell>
          <table:table-cell office:value-type="float" office:value="173">
            <text:p text:style-name="Table_20_Contents">17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